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NNIK:</text:p>
      <text:p text:style-name="Standard"/>
      <text:p text:style-name="Standard">KONSULTACJA LEKARSKA</text:p>
      <text:p text:style-name="Standard">50 zł-opłata nie jest pobierana w przypadku skorzystania z zabiegu</text:p>
      <text:p text:style-name="Standard"/>
      <text:p text:style-name="Standard">BOTOKS:</text:p>
      <text:p text:style-name="Standard">-kurze łapki – od 350 zł</text:p>
      <text:p text:style-name="Standard">-poziome zmarszczki czoła od 350 zł</text:p>
      <text:p text:style-name="Standard">-lwia zmarszczka od 350 zł</text:p>
      <text:p text:style-name="Standard">-zmarszczki palacza <text:s/>od 300zł</text:p>
      <text:p text:style-name="Standard">-podniesienie kącików ust <text:s/>300zł</text:p>
      <text:p text:style-name="Standard">-uniesienie powiek 300zł</text:p>
      <text:p text:style-name="Standard">-zmarszczki na szyi-cena indywidoalna po konsultacji lekarskiej</text:p>
      <text:p text:style-name="Standard">-uśmiech dziąsłowy od 300zł</text:p>
      <text:p text:style-name="Standard">-leczenie nadpotliwości pach <text:s/>od 1200zł</text:p>
      <text:p text:style-name="Standard">-bruksizm (zgrzytanie zębami) od 800zł</text:p>
      <text:p text:style-name="Standard">-leczenie migreny przewlekłej-obowiązuje zaświadczenie od neurologa potwierdzające rozpoznanie</text:p>
      <text:p text:style-name="Standard">1800zł</text:p>
      <text:p text:style-name="Standard"/>
      <text:p text:style-name="Standard">KWAS HIALURONOWY( cena za 1ml preparatu)</text:p>
      <text:p text:style-name="Standard">-wypełnianie fałdów nosowo -wargowych <text:s/>od 750 zł</text:p>
      <text:p text:style-name="Standard">-wypełnianie lwiej zmarszczki od 700 zł</text:p>
      <text:p text:style-name="Standard">-redukcja linii marionetki od 750 zł</text:p>
      <text:p text:style-name="Standard">-modelowanie owalu twarzy od 1200 zł ( 2ml preparatu)</text:p>
      <text:p text:style-name="Standard">-dolina łez od 900zł</text:p>
      <text:p text:style-name="Standard">-modelowanie, powiększanie, nawilżanie ust od 850zł</text:p>
      <text:p text:style-name="Standard"/>
      <text:p text:style-name="Standard"/>
      <text:p text:style-name="Standard">RESTYLANE SKINBOOSTERS VITAL i VITAL LIHGT</text:p>
      <text:p text:style-name="Standard">1 ml 550 zl</text:p>
      <text:p text:style-name="Standard">2ml 1000zł</text:p>
      <text:p text:style-name="Standard"/>
      <text:p text:style-name="Standard">NEAUVIA ORGANIC </text:p>
      <text:p text:style-name="Standard">1ml 850 zł</text:p>
      <text:p text:style-name="Standard"/>
      <text:p text:style-name="Standard">OSOCZE BOGATOPŁYTKOWE:</text:p>
      <text:p text:style-name="Standard">-mezoterapia PRP twarzy -500zł</text:p>
      <text:p text:style-name="Standard">-mezoterapia owłosionej skóry głowy – 550zł</text:p>
      <text:p text:style-name="Standard">-mezoterapia szyi -550 zł</text:p>
      <text:p text:style-name="Standard">-mezoterapia twarz plus szyja -950zl</text:p>
      <text:p text:style-name="Standard"/>
      <text:p text:style-name="Standard">LASER FRAKCYJNY CO2 <text:s/>SMARTXIDE2 MONALISA ( uwagi w „promocje”-pakiety promocyjne)</text:p>
      <text:p text:style-name="Standard"/>
      <text:p text:style-name="Standard">-resurfacing frakcyjny, rewitalizacja, fotoodmładzanie:</text:p>
      <text:p text:style-name="Standard">twarz- 1000zł</text:p>
      <text:p text:style-name="Standard">szyja-800zł</text:p>
      <text:p text:style-name="Standard">dekolt-700zł</text:p>
      <text:p text:style-name="Standard">dłonie-700zł</text:p>
      <text:p text:style-name="Standard"/>
      <text:p text:style-name="Standard">-niwelowanie rozstępów:</text:p>
      <text:p text:style-name="Standard">brzuch od 800zł</text:p>
      <text:p text:style-name="Standard"><text:soft-page-break/>piersi od 600zł</text:p>
      <text:p text:style-name="Standard">uda od 600zł</text:p>
      <text:p text:style-name="Standard">pośladki od 600zł</text:p>
      <text:p text:style-name="Standard">biodra od 600zł</text:p>
      <text:p text:style-name="Standard"/>
      <text:p text:style-name="Standard">-redukcja blizn</text:p>
      <text:p text:style-name="Standard">do 10 cm 350zł</text:p>
      <text:p text:style-name="Standard">powyżej 10 cm 400zł</text:p>
      <text:p text:style-name="Standard"/>
      <text:p text:style-name="Standard">blizny potrądzikowe:</text:p>
      <text:p text:style-name="Standard">twarz od 600zł</text:p>
      <text:p text:style-name="Standard">plecy od 600zł</text:p>
      <text:p text:style-name="Standard">inne okolice-cena ustalana indywodualnie po konsultacji lekarskiej</text:p>
      <text:p text:style-name="Standard"/>
      <text:p text:style-name="Standard">-przebarwienia skóry:</text:p>
      <text:p text:style-name="Standard">twarz od 800zł</text:p>
      <text:p text:style-name="Standard">szyja od 650zł</text:p>
      <text:p text:style-name="Standard">dekolt od 650zl</text:p>
      <text:p text:style-name="Standard"/>
      <text:p text:style-name="Standard"/>
      <text:p text:style-name="Standard">PLAZMA MEDYCZNA:</text:p>
      <text:p text:style-name="Standard">( uwagi w „PROMOCJE')</text:p>
      <text:p text:style-name="Standard"/>
      <text:p text:style-name="Standard">powieka górna 600zł</text:p>
      <text:p text:style-name="Standard">powieka dolna 600zł</text:p>
      <text:p text:style-name="Standard">zmarszczki palacza od 300zł</text:p>
      <text:p text:style-name="Standard">zmiany skórne jak np., włókniaki, brodawki, żółtaki cena ustalana pokonsultacji lekarskiej indywidualnie</text:p>
      <text:p text:style-name="Standard"/>
      <text:p text:style-name="Standard"/>
      <text:p text:style-name="Standard">PROMOCJE:</text:p>
      <text:p text:style-name="Standard"/>
      <text:p text:style-name="Standard">pakiety promocyjne:</text:p>
      <text:p text:style-name="Standard"/>
      <text:p text:style-name="Standard">-laser CO2 <text:s/>plus osocze PRP- CENA 1000zł</text:p>
      <text:p text:style-name="Standard">-laser CO2 twarz plus szyja <text:s/>-CENA 1600zł</text:p>
      <text:p text:style-name="Standard">-laser CO2 -resurfacing twarz 3 zabiegi – CENA 2500zł</text:p>
      <text:p text:style-name="Standard">-laser CO2 -leczenie przebarwień 6 zabiegów -CENA 3500zł</text:p>
      <text:p text:style-name="Standard"/>
      <text:p text:style-name="Standard">BOTOKS</text:p>
      <text:p text:style-name="Standard">1 okolica <text:s/>od 350zł</text:p>
      <text:p text:style-name="Standard">2 okolice <text:s/>od 650zł</text:p>
      <text:p text:style-name="Standard">3 okolice od <text:s/>950 zł</text:p>
      <text:p text:style-name="Standard"/>
      <text:p text:style-name="Standard">PLAZMA </text:p>
      <text:p text:style-name="Standard">powieka górna <text:s/>550 zł </text:p>
      <text:p text:style-name="Standard">powieka dolna 550zł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5T18:33:06</meta:creation-date>
    <meta:document-statistic meta:table-count="0" meta:image-count="0" meta:object-count="0" meta:page-count="2" meta:paragraph-count="75" meta:word-count="310" meta:character-count="2112"/>
    <dc:date>2017-11-05T19:05:35</dc:date>
    <meta:editing-duration>PT16M9S</meta:editing-duration>
    <meta:editing-cycles>1</meta:editing-cycles>
    <meta:generator>OpenOffice/4.1.2$Unix OpenOffice.org_project/412m3$Build-9782</meta:generator>
  </office:meta>
</office:document-meta>
</file>